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field:fieldmark text:name="__Fieldmark__6_3008868554" field:type="vnd.oasis.opendocument.field.FORMDROPDOWN"><field:param field:name="Dropdown_ListEntry" field:value="a"/><field:param field:name="Dropdown_ListEntry" field:value="b"/><field:param field:name="Dropdown_ListEntry" field:value="c"/><field:param field:name="Dropdown_ListEntry" field:value="d"/><field:param field:name="Dropdown_ListEntry" field:value="e"/><field:param field:name="Dropdown_ListEntry" field:value="f"/><field:param field:name="Dropdown_ListEntry" field:value="g"/><field:param field:name="Dropdown_ListEntry" field:value="h"/><field:param field:name="Dropdown_ListEntry" field:value="i"/><field:param field:name="Dropdown_ListEntry" field:value="j"/><field:param field:name="Dropdown_ListEntry" field:value="k"/><field:param field:name="Dropdown_ListEntry" field:value="l"/><field:param field:name="Dropdown_ListEntry" field:value="m"/><field:param field:name="Dropdown_ListEntry" field:value="n"/><field:param field:name="Dropdown_ListEntry" field:value="o"/><field:param field:name="Dropdown_ListEntry" field:value="p"/><field:param field:name="Dropdown_ListEntry" field:value="q"/><field:param field:name="Dropdown_ListEntry" field:value="r"/><field:param field:name="Dropdown_ListEntry" field:value="s"/><field:param field:name="Dropdown_ListEntry" field:value="t"/><field:param field:name="Dropdown_ListEntry" field:value="u"/><field:param field:name="Dropdown_ListEntry" field:value="v"/><field:param field:name="Dropdown_ListEntry" field:value="w"/><field:param field:name="Dropdown_ListEntry" field:value="x"/><field:param field:name="Dropdown_ListEntry" field:value="y"/><field:param field:name="Dropdown_ListEntry" field:value="z"/></field:fieldmark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09T13:45:01</meta:creation-date>
    <dc:language>en-US</dc:language>
    <dc:date>2019-08-09T13:49:40</dc:date>
    <meta:editing-cycles>1</meta:editing-cycles>
    <meta:editing-duration>PT4M</meta:editing-duration>
    <meta:generator>LibreOfficeDev/6.4.0.0.alpha0$Linux_X86_64 LibreOffice_project/cbe9601e5972ec1c466311e0b148a9fbe8cda4d1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